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TML_20_Preformatted">
      <style:paragraph-properties fo:margin-left="18.84mm" fo:margin-right="0mm" fo:text-align="justify" style:justify-single-word="false" fo:text-indent="0mm" style:auto-text-indent="false"/>
      <style:text-properties style:font-name="Calibri" fo:font-size="11pt" style:font-size-asian="11pt" style:font-name-complex="Arial" style:font-size-complex="11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5" style:family="paragraph" style:parent-style-name="Standard">
      <style:paragraph-properties fo:margin-top="0mm" fo:margin-bottom="0mm" loext:contextual-spacing="false"/>
    </style:style>
    <style:style style:name="P6" style:family="paragraph" style:parent-style-name="Standard">
      <style:paragraph-properties fo:margin-top="0mm" fo:margin-bottom="0mm" loext:contextual-spacing="false" fo:text-align="justify" style:justify-single-word="false"/>
    </style:style>
    <style:style style:name="P7" style:family="paragraph" style:parent-style-name="Standard">
      <style:paragraph-properties fo:margin-top="0mm" fo:margin-bottom="0mm" loext:contextual-spacing="false" fo:text-align="center" style:justify-single-word="false"/>
    </style:style>
    <style:style style:name="P8" style:family="paragraph" style:parent-style-name="Standard">
      <style:paragraph-properties fo:margin-top="0mm" fo:margin-bottom="0mm" loext:contextual-spacing="false"/>
      <style:text-properties fo:font-weight="bold" style:font-weight-asian="bold"/>
    </style:style>
    <style:style style:name="P9" style:family="paragraph" style:parent-style-name="Standard" style:master-page-name="Standard">
      <style:paragraph-properties fo:text-align="end" style:justify-single-word="false" style:page-number="auto"/>
    </style:style>
    <style:style style:name="P10" style:family="paragraph" style:parent-style-name="List_20_Paragraph" style:list-style-name="WWNum8"/>
    <style:style style:name="P11" style:family="paragraph" style:parent-style-name="List_20_Paragraph" style:list-style-name="WWNum4">
      <style:paragraph-properties fo:margin-top="0mm" fo:margin-bottom="0mm" loext:contextual-spacing="true"/>
      <style:text-properties fo:font-weight="bold" style:font-weight-asian="bold"/>
    </style:style>
    <style:style style:name="P12" style:family="paragraph" style:parent-style-name="List_20_Paragraph" style:list-style-name="WWNum5">
      <style:paragraph-properties fo:margin-top="0mm" fo:margin-bottom="0mm" loext:contextual-spacing="true"/>
    </style:style>
    <style:style style:name="P13" style:family="paragraph" style:parent-style-name="List_20_Paragraph" style:list-style-name="WWNum7">
      <style:paragraph-properties fo:margin-top="0mm" fo:margin-bottom="0mm" loext:contextual-spacing="true"/>
      <style:text-properties fo:background-color="#ffff00"/>
    </style:style>
    <style:style style:name="P14" style:family="paragraph" style:parent-style-name="List_20_Paragraph" style:list-style-name="WWNum13">
      <style:paragraph-properties fo:margin-top="0mm" fo:margin-bottom="0mm" loext:contextual-spacing="true"/>
    </style:style>
    <style:style style:name="T1" style:family="text">
      <style:text-properties fo:font-weight="bold" fo:background-color="#ffff00" loext:char-shading-value="0" style:font-weight-asian="bold"/>
    </style:style>
    <style:style style:name="T2" style:family="text">
      <style:text-properties fo:language="de" fo:country="DE" fo:font-weight="bold" officeooo:rsid="001f9bf5" fo:background-color="#ffff00" loext:char-shading-value="0" style:language-asian="en" style:country-asian="US" style:font-weight-asian="bold" style:font-size-complex="9pt" style:font-weight-complex="bold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Warszawa, ……………………….<text:bookmark text:name="_GoBack"/> r.</text:p>
      <text:p text:style-name="P2"/>
      <text:p text:style-name="P4">Protokół odbioru</text:p>
      <text:p text:style-name="P6">Dotyczy realizacji <text:span text:style-name="T4">dostawy sprzętu komputerowego</text:span> (nr sprawy <text:span text:style-name="T3">IMIF/4/2019</text:span>) z dnia ………… </text:p>
      <text:p text:style-name="P7"/>
      <text:p text:style-name="P5">zawartej pomiędzy:</text:p>
      <text:p text:style-name="P5"/>
      <text:p text:style-name="P8">Politechniką Warszawską</text:p>
      <text:p text:style-name="P5">a</text:p>
      <text:p text:style-name="Standard"><text:span text:style-name="T2">asdasdasd</text:span><text:span text:style-name="T1">.</text:span></text:p>
      <text:p text:style-name="P3">Sprawdzono kompletność i odebrano:</text:p>
      <text:p text:style-name="Standard">1. ………………………………….</text:p>
      <text:p text:style-name="P3"/>
      <text:list xml:id="list348890592" text:style-name="WWNum4">
        <text:list-item>
          <text:p text:style-name="P11">Skład Komisji zdawczo – odbiorczej:</text:p>
        </text:list-item>
      </text:list>
      <text:list xml:id="list327819746" text:style-name="WWNum5">
        <text:list-item>
          <text:p text:style-name="P12">Przedstawiciele Zamawiającego:</text:p>
        </text:list-item>
      </text:list>
      <text:list xml:id="list3021439469" text:style-name="WWNum7">
        <text:list-item>
          <text:p text:style-name="P13">Wojciech Krauze</text:p>
        </text:list-item>
      </text:list>
      <text:p text:style-name="List_20_Paragraph"/>
      <text:list xml:id="list161455490907994" text:continue-list="list327819746" text:style-name="WWNum5">
        <text:list-item>
          <text:p text:style-name="P12">Przedstawiciel Wykonawcy</text:p>
        </text:list-item>
      </text:list>
      <text:list xml:id="list2711109746" text:style-name="WWNum8">
        <text:list-item>
          <text:p text:style-name="P10">……………………………..</text:p>
        </text:list-item>
      </text:list>
      <text:p text:style-name="List_20_Paragraph"/>
      <text:list xml:id="list161457084116892" text:continue-list="list348890592" text:style-name="WWNum4">
        <text:list-item>
          <text:p text:style-name="P11">Ustalenia Komisji:</text:p>
        </text:list-item>
      </text:list>
      <text:list xml:id="list184931953" text:style-name="WWNum13">
        <text:list-item>
          <text:p text:style-name="P14">Komisja stwierdza, że praca została wykonana zgodnie z umową.</text:p>
        </text:list-item>
        <text:list-item>
          <text:p text:style-name="P14">Dostarczone elementy są zgodne z wymaganiami zamawiającego.</text:p>
        </text:list-item>
      </text:list>
      <text:p text:style-name="P1"/>
      <text:p text:style-name="P5"/>
      <text:p text:style-name="Standard"/>
      <text:p text:style-name="Standard">Na tym protokół zakończono i podpisano.</text:p>
      <text:p text:style-name="Standard"/>
      <text:p text:style-name="Standard">Przedstawiciel Wykonawcy:<text:tab/><text:tab/><text:tab/>Przedstawiciel Zamawiającego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pl" style:country-asian="PL" style:font-name-complex="Times New Roman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style:font-name="Calibri" fo:font-size="11pt" fo:language="pl" fo:country="PL" style:letter-kerning="false" style:font-name-asian="Calibri1" style:font-size-asian="11pt" style:language-asian="pl" style:country-asian="PL" style:font-name-complex="Times New Roman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mm" fo:margin-bottom="3.53mm" loext:contextual-spacing="false" fo:line-height="115%" fo:text-align="start" style:justify-single-word="false" fo:orphans="2" fo:widows="2" style:writing-mode="lr-tb"/>
      <style:text-properties style:language-asian="en" style:country-asian="US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3.53mm" loext:contextual-spacing="true" fo:text-indent="0mm" style:auto-text-indent="false"/>
    </style:style>
    <style:style style:name="Balloon_20_Text" style:display-name="Balloon Text" style:family="paragraph" style:parent-style-name="Standard" style:default-outline-level="">
      <style:paragraph-properties fo:margin-top="0mm" fo:margin-bottom="0m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>
      <style:paragraph-properties fo:margin-top="0mm" fo:margin-bottom="0mm" loext:contextual-spacing="false" fo:line-height="100%">
        <style:tab-stops>
          <style:tab-stop style:position="16.16mm"/>
          <style:tab-stop style:position="32.31mm"/>
          <style:tab-stop style:position="48.47mm"/>
          <style:tab-stop style:position="64.63mm"/>
          <style:tab-stop style:position="80.79mm"/>
          <style:tab-stop style:position="96.94mm"/>
          <style:tab-stop style:position="113.1mm"/>
          <style:tab-stop style:position="129.26mm"/>
          <style:tab-stop style:position="145.42mm"/>
          <style:tab-stop style:position="161.57mm"/>
          <style:tab-stop style:position="177.73mm"/>
          <style:tab-stop style:position="193.89mm"/>
          <style:tab-stop style:position="210.04mm"/>
          <style:tab-stop style:position="226.2mm"/>
          <style:tab-stop style:position="242.36mm"/>
          <style:tab-stop style:position="258.52m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l" style:country-asian="PL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-_20_wstępnie_20_sformatowany_20_Znak" style:display-name="HTML - wstępnie sformatowany Znak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language-asian="pl" style:country-asian="PL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9" style:display-name="ListLabel 19" style:family="text">
      <style:text-properties fo:font-weight="bold"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6.35mm" fo:margin-left="18.84m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1.54m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4.24m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6.35mm" fo:margin-left="56.94m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9.64m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2.34m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6.35mm" fo:margin-left="95.04m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7.74m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0.4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6.35mm" fo:margin-left="18.84m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1.54m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4.24m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6.35mm" fo:margin-left="56.94m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9.64m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2.34m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6.35mm" fo:margin-left="95.04m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7.74m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0.4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number text:level="1" text:style-name="ListLabel_20_46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8.84mm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1.54mm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4.24mm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6.35mm" fo:margin-left="56.94mm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9.64mm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2.34mm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6.35mm" fo:margin-left="95.04mm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7.74mm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0.4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number text:level="1" text:style-name="ListLabel_20_5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4.45mm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9.85mm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2.55mm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6.35mm" fo:margin-left="95.25mm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7.95mm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0.6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text:style-name="ListLabel_20_73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8.84mm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1.54mm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4.24mm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6.35mm" fo:margin-left="56.94mm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9.64mm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2.34mm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6.35mm" fo:margin-left="95.04mm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7.74mm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0.4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text:style-name="ListLabel_20_82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8.84mm"/>
        </style:list-level-properties>
      </text:list-level-style-number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31.54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44.24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6.94m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9.64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82.34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95.04m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7.74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20.44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text:style-name="ListLabel_20_83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84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85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86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87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88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89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90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91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text:style-name="ListLabel_20_92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93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94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95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96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97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98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99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100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8.84mm"/>
        </style:list-level-properties>
      </text:list-level-style-number>
      <text:list-level-style-number text:level="2" text:style-name="ListLabel_20_102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1.54mm"/>
        </style:list-level-properties>
      </text:list-level-style-number>
      <text:list-level-style-number text:level="3" text:style-name="ListLabel_20_10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4.24mm"/>
        </style:list-level-properties>
      </text:list-level-style-number>
      <text:list-level-style-number text:level="4" text:style-name="ListLabel_20_104" style:num-suffix="." style:num-format="1">
        <style:list-level-properties text:list-level-position-and-space-mode="label-alignment">
          <style:list-level-label-alignment text:label-followed-by="listtab" fo:text-indent="-6.35mm" fo:margin-left="56.94mm"/>
        </style:list-level-properties>
      </text:list-level-style-number>
      <text:list-level-style-number text:level="5" text:style-name="ListLabel_20_10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9.64mm"/>
        </style:list-level-properties>
      </text:list-level-style-number>
      <text:list-level-style-number text:level="6" text:style-name="ListLabel_20_10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2.34mm"/>
        </style:list-level-properties>
      </text:list-level-style-number>
      <text:list-level-style-number text:level="7" text:style-name="ListLabel_20_107" style:num-suffix="." style:num-format="1">
        <style:list-level-properties text:list-level-position-and-space-mode="label-alignment">
          <style:list-level-label-alignment text:label-followed-by="listtab" fo:text-indent="-6.35mm" fo:margin-left="95.04mm"/>
        </style:list-level-properties>
      </text:list-level-style-number>
      <text:list-level-style-number text:level="8" text:style-name="ListLabel_20_10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7.74mm"/>
        </style:list-level-properties>
      </text:list-level-style-number>
      <text:list-level-style-number text:level="9" text:style-name="ListLabel_20_10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0.4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1.54mm"/>
        </style:list-level-properties>
      </text:list-level-style-number>
      <text:list-level-style-number text:level="2" text:style-name="ListLabel_20_111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44.24mm"/>
        </style:list-level-properties>
      </text:list-level-style-number>
      <text:list-level-style-number text:level="3" text:style-name="ListLabel_20_112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6.94mm"/>
        </style:list-level-properties>
      </text:list-level-style-number>
      <text:list-level-style-number text:level="4" text:style-name="ListLabel_20_113" style:num-suffix="." style:num-format="1">
        <style:list-level-properties text:list-level-position-and-space-mode="label-alignment">
          <style:list-level-label-alignment text:label-followed-by="listtab" fo:text-indent="-6.35mm" fo:margin-left="69.64mm"/>
        </style:list-level-properties>
      </text:list-level-style-number>
      <text:list-level-style-number text:level="5" text:style-name="ListLabel_20_114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82.34mm"/>
        </style:list-level-properties>
      </text:list-level-style-number>
      <text:list-level-style-number text:level="6" text:style-name="ListLabel_20_115" style:num-suffix="." style:num-format="i">
        <style:list-level-properties text:list-level-position-and-space-mode="label-alignment" fo:text-align="end">
          <style:list-level-label-alignment text:label-followed-by="listtab" fo:text-indent="-3.18mm" fo:margin-left="95.04mm"/>
        </style:list-level-properties>
      </text:list-level-style-number>
      <text:list-level-style-number text:level="7" text:style-name="ListLabel_20_116" style:num-suffix="." style:num-format="1">
        <style:list-level-properties text:list-level-position-and-space-mode="label-alignment">
          <style:list-level-label-alignment text:label-followed-by="listtab" fo:text-indent="-6.35mm" fo:margin-left="107.74mm"/>
        </style:list-level-properties>
      </text:list-level-style-number>
      <text:list-level-style-number text:level="8" text:style-name="ListLabel_20_117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20.44mm"/>
        </style:list-level-properties>
      </text:list-level-style-number>
      <text:list-level-style-number text:level="9" text:style-name="ListLabel_20_118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33.1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8.84mm"/>
        </style:list-level-properties>
      </text:list-level-style-number>
      <text:list-level-style-number text:level="2" text:style-name="ListLabel_20_120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1.54mm"/>
        </style:list-level-properties>
      </text:list-level-style-number>
      <text:list-level-style-number text:level="3" text:style-name="ListLabel_20_121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4.24mm"/>
        </style:list-level-properties>
      </text:list-level-style-number>
      <text:list-level-style-number text:level="4" text:style-name="ListLabel_20_122" style:num-suffix="." style:num-format="1">
        <style:list-level-properties text:list-level-position-and-space-mode="label-alignment">
          <style:list-level-label-alignment text:label-followed-by="listtab" fo:text-indent="-6.35mm" fo:margin-left="56.94mm"/>
        </style:list-level-properties>
      </text:list-level-style-number>
      <text:list-level-style-number text:level="5" text:style-name="ListLabel_20_123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9.64mm"/>
        </style:list-level-properties>
      </text:list-level-style-number>
      <text:list-level-style-number text:level="6" text:style-name="ListLabel_20_124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2.34mm"/>
        </style:list-level-properties>
      </text:list-level-style-number>
      <text:list-level-style-number text:level="7" text:style-name="ListLabel_20_125" style:num-suffix="." style:num-format="1">
        <style:list-level-properties text:list-level-position-and-space-mode="label-alignment">
          <style:list-level-label-alignment text:label-followed-by="listtab" fo:text-indent="-6.35mm" fo:margin-left="95.04mm"/>
        </style:list-level-properties>
      </text:list-level-style-number>
      <text:list-level-style-number text:level="8" text:style-name="ListLabel_20_126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7.74mm"/>
        </style:list-level-properties>
      </text:list-level-style-number>
      <text:list-level-style-number text:level="9" text:style-name="ListLabel_20_127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0.4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number text:level="1" text:style-name="ListLabel_20_12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129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130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131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132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13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134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13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13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0">
      <text:list-level-style-number text:level="1" text:style-name="ListLabel_20_137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8.84mm"/>
        </style:list-level-properties>
      </text:list-level-style-number>
      <text:list-level-style-number text:level="2" text:style-name="ListLabel_20_13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1.54mm"/>
        </style:list-level-properties>
      </text:list-level-style-number>
      <text:list-level-style-number text:level="3" text:style-name="ListLabel_20_13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4.24mm"/>
        </style:list-level-properties>
      </text:list-level-style-number>
      <text:list-level-style-number text:level="4" text:style-name="ListLabel_20_140" style:num-suffix="." style:num-format="1">
        <style:list-level-properties text:list-level-position-and-space-mode="label-alignment">
          <style:list-level-label-alignment text:label-followed-by="listtab" fo:text-indent="-6.35mm" fo:margin-left="56.94mm"/>
        </style:list-level-properties>
      </text:list-level-style-number>
      <text:list-level-style-number text:level="5" text:style-name="ListLabel_20_141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9.64mm"/>
        </style:list-level-properties>
      </text:list-level-style-number>
      <text:list-level-style-number text:level="6" text:style-name="ListLabel_20_142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2.34mm"/>
        </style:list-level-properties>
      </text:list-level-style-number>
      <text:list-level-style-number text:level="7" text:style-name="ListLabel_20_143" style:num-suffix="." style:num-format="1">
        <style:list-level-properties text:list-level-position-and-space-mode="label-alignment">
          <style:list-level-label-alignment text:label-followed-by="listtab" fo:text-indent="-6.35mm" fo:margin-left="95.04mm"/>
        </style:list-level-properties>
      </text:list-level-style-number>
      <text:list-level-style-number text:level="8" text:style-name="ListLabel_20_144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7.74mm"/>
        </style:list-level-properties>
      </text:list-level-style-number>
      <text:list-level-style-number text:level="9" text:style-name="ListLabel_20_145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0.4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7.52mm" fo:margin-bottom="24.99mm" fo:margin-left="24.99mm" fo:margin-right="24.99mm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Warszawa, dnia 10 października 2008 r</dc:title>
    <meta:initial-creator>wjm</meta:initial-creator>
    <meta:editing-cycles>6</meta:editing-cycles>
    <meta:print-date>2012-01-04T14:00:00</meta:print-date>
    <meta:creation-date>2019-05-10T09:38:00</meta:creation-date>
    <dc:date>2020-08-11T16:14:54.878242074</dc:date>
    <meta:editing-duration>PT5M15S</meta:editing-duration>
    <meta:generator>LibreOffice/6.4.5.2$Linux_X86_64 LibreOffice_project/40$Build-2</meta:generator>
    <dc:creator>Wojciech Krauze</dc:creator>
    <meta:document-statistic meta:table-count="0" meta:image-count="0" meta:object-count="0" meta:page-count="1" meta:paragraph-count="19" meta:word-count="75" meta:character-count="595" meta:non-whitespace-character-count="54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